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A0000D7630000D76300D93E13.wmf"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Times1" svg:font-family="Times" style:font-pitch="variable"/>
    <style:font-face style:name="Arial Black" svg:font-family="'Arial Black'" style:font-family-generic="roman" style:font-pitch="variable"/>
    <style:font-face style:name="Liberation Sans" svg:font-family="'Liberation Sans'" style:font-family-generic="roman" style:font-pitch="variable"/>
    <style:font-face style:name="Lucidasans1" svg:font-family="Lucidasans" style:font-family-generic="roman" style:font-pitch="variable"/>
    <style:font-face style:name="MS Gothic1" svg:font-family="'MS Goth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Black1" svg:font-family="'Arial Black'"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gr1"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bbe0e3" draw:textarea-horizontal-align="justify" draw:textarea-vertical-align="top" draw:auto-grow-height="false" fo:padding-top="0.58cm" fo:padding-bottom="0.58cm" fo:padding-left="1.16cm" fo:padding-right="1.16cm" fo:wrap-option="wrap" draw:shadow="hidden" draw:shadow-color="#808080"/>
    </style:style>
    <style:style style:name="gr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5"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6"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7"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solid" draw:fill-color="#c3e4f5"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list-style-name="L2">
      <style:graphic-properties draw:stroke="none" draw:fill="none" draw:fill-color="#bbe0e3" draw:textarea-horizontal-align="justify" draw:textarea-vertical-align="top" draw:auto-grow-height="true" fo:min-height="6.247cm" fo:padding-top="0.13cm" fo:padding-bottom="0.13cm" fo:padding-left="0.25cm" fo:padding-right="0.25cm" fo:wrap-option="wrap" draw:shadow="hidden" draw:shadow-color="#808080"/>
    </style:style>
    <style:style style:name="pr1" style:family="presentation" style:parent-style-name="Standard-notes">
      <style:graphic-properties draw:stroke="none" draw:fill="none" draw:fill-color="#bbe0e3" draw:auto-grow-height="true" fo:min-height="18.325cm" draw:shadow="hidden" draw:shadow-color="#808080"/>
    </style:style>
    <style:style style:name="P1" style:family="paragraph">
      <style:paragraph-properties fo:text-align="center" style:writing-mode="lr-tb"/>
      <style:text-properties fo:font-size="24pt"/>
    </style:style>
    <style:style style:name="P2" style:family="paragraph">
      <style:paragraph-properties fo:margin-left="0cm" fo:margin-right="0cm" fo:line-height="90%" fo:text-indent="0cm" style:punctuation-wrap="hanging" style:line-break="strict"/>
    </style:style>
    <style:style style:name="P3" style:family="paragraph">
      <style:paragraph-properties style:writing-mode="lr-tb"/>
    </style:style>
    <style:style style:name="P4" style:family="paragraph">
      <style:paragraph-properties fo:margin-left="0cm" fo:margin-right="0cm" fo:line-height="100%" fo:text-indent="0cm" style:punctuation-wrap="hanging" style:line-break="strict"/>
    </style:style>
    <style:style style:name="P5" style:family="paragraph">
      <style:paragraph-properties fo:margin-left="0cm" fo:margin-right="0cm" fo:line-height="100%" fo:text-indent="0cm"/>
    </style:style>
    <style:style style:name="P6" style:family="paragraph">
      <style:paragraph-properties fo:margin-left="0cm" fo:margin-right="0cm" fo:line-height="90%" fo:text-align="center" fo:text-indent="0cm" style:punctuation-wrap="hanging" style:line-break="strict"/>
    </style:style>
    <style:style style:name="P7" style:family="paragraph">
      <style:paragraph-properties fo:margin-left="0cm" fo:margin-right="0cm" fo:line-height="90%" fo:text-align="center" fo:text-indent="0cm" style:punctuation-wrap="hanging" style:line-break="strict" style:writing-mode="lr-tb"/>
      <style:text-properties fo:color="#800000" fo:font-size="96pt" style:font-size-asian="96pt" style:font-size-complex="96pt"/>
    </style:style>
    <style:style style:name="P8" style:family="paragraph">
      <style:paragraph-properties fo:margin-left="0cm" fo:margin-right="0cm" fo:text-indent="0cm"/>
    </style:style>
    <style:style style:name="T1" style:family="text">
      <style:text-properties fo:color="#f28e00" style:font-name="Arial" fo:font-size="40pt" fo:language="de" fo:country="DE" fo:font-weight="bold" style:font-size-asian="40pt" style:font-weight-asian="bold" style:font-size-complex="40pt" style:font-weight-complex="bold"/>
    </style:style>
    <style:style style:name="T2" style:family="text">
      <style:text-properties fo:color="#00a6eb" style:font-name="Arial" fo:font-size="40pt" fo:language="de" fo:country="DE" fo:font-weight="bold" style:font-size-asian="40pt" style:font-weight-asian="bold" style:font-size-complex="40pt" style:font-weight-complex="bold"/>
    </style:style>
    <style:style style:name="T3" style:family="text">
      <style:text-properties fo:color="#000000" style:font-name="Arial" fo:font-size="16pt" fo:language="en" fo:country="US" style:font-name-asian="Times New Roman" style:font-size-asian="16pt" style:font-name-complex="Times New Roman" style:font-size-complex="16pt"/>
    </style:style>
    <style:style style:name="T4" style:family="text">
      <style:text-properties fo:color="#000000" style:font-name="Arial" fo:font-size="16pt" fo:language="de" fo:country="DE" style:font-name-asian="Times New Roman" style:font-size-asian="16pt" style:font-name-complex="Times New Roman" style:font-size-complex="16pt"/>
    </style:style>
    <style:style style:name="T5" style:family="text">
      <style:text-properties fo:color="#000000" style:font-name="Arial" fo:font-size="16pt" fo:language="en" fo:country="US" fo:font-weight="bold" style:font-name-asian="Times New Roman" style:font-size-asian="16pt" style:font-weight-asian="bold" style:font-name-complex="Times New Roman" style:font-size-complex="16pt" style:font-weight-complex="bold"/>
    </style:style>
    <style:style style:name="T6" style:family="text">
      <style:text-properties fo:color="#000000" style:font-name="Arial" fo:font-size="16pt" fo:language="de" fo:country="DE" style:font-size-asian="16pt" style:font-size-complex="16pt"/>
    </style:style>
    <style:style style:name="T7" style:family="text">
      <style:text-properties fo:color="#000000" style:font-name="Arial" fo:font-size="16pt" fo:language="de" fo:country="DE" fo:font-weight="bold" style:font-size-asian="16pt" style:font-weight-asian="bold" style:font-size-complex="16pt" style:font-weight-complex="bold"/>
    </style:style>
    <style:style style:name="T8" style:family="text">
      <style:text-properties fo:color="#00a6eb" style:font-name="Arial" fo:font-size="16pt" fo:language="de" fo:country="DE" style:font-size-asian="16pt" style:font-size-complex="16pt"/>
    </style:style>
    <style:style style:name="T9" style:family="text">
      <style:text-properties fo:color="#00a6eb" style:font-name="Arial" fo:font-size="16pt" fo:language="en" fo:country="US" fo:font-weight="bold" style:font-name-asian="Times New Roman" style:font-size-asian="16pt" style:font-weight-asian="bold" style:font-name-complex="Times New Roman" style:font-size-complex="16pt" style:font-weight-complex="bold"/>
    </style:style>
    <style:style style:name="T10" style:family="text">
      <style:text-properties fo:color="#00a6eb" style:font-name="Arial" fo:font-size="16pt" fo:language="de" fo:country="DE" fo:font-weight="bold" style:font-name-asian="Times New Roman" style:font-size-asian="16pt" style:font-weight-asian="bold" style:font-name-complex="Times New Roman" style:font-size-complex="16pt" style:font-weight-complex="bold"/>
    </style:style>
    <style:style style:name="T11" style:family="text">
      <style:text-properties style:font-name="Arial" fo:font-size="16pt" fo:language="de" fo:country="DE" style:font-size-asian="16pt" style:font-size-complex="16pt"/>
    </style:style>
    <style:style style:name="T12" style:family="text">
      <style:text-properties style:font-name="Arial" fo:font-size="30pt" style:font-size-asian="30pt" style:font-size-complex="30pt"/>
    </style:style>
    <style:style style:name="T13" style:family="text">
      <style:text-properties fo:color="#00a6eb" style:font-name="Arial" fo:font-size="16pt" fo:language="en" fo:country="US" fo:font-weight="bold" style:font-size-asian="16pt" style:font-weight-asian="bold" style:font-size-complex="16pt" style:font-weight-complex="bold"/>
    </style:style>
    <style:style style:name="T14" style:family="text">
      <style:text-properties fo:color="#000000" style:font-name="Arial" fo:font-size="16pt" fo:language="en" fo:country="US" style:font-size-asian="16pt" style:font-size-complex="16pt"/>
    </style:style>
    <style:style style:name="T15" style:family="text">
      <style:text-properties fo:color="#00a6eb" style:font-name="Arial" fo:font-size="82pt" fo:language="de" fo:country="DE" fo:font-weight="bold" style:font-size-asian="82pt" style:font-weight-asian="bold" style:font-size-complex="82pt" style:font-weight-complex="bold"/>
    </style:style>
    <style:style style:name="T16" style:family="text">
      <style:text-properties fo:color="#f28e00" style:font-name="Arial" fo:font-size="82pt" fo:language="de" fo:country="DE" fo:font-weight="bold" style:font-size-asian="82pt" style:font-weight-asian="bold" style:font-size-complex="82pt" style:font-weight-complex="bold"/>
    </style:style>
    <style:style style:name="T17" style:family="text">
      <style:text-properties fo:color="#00a6eb" style:font-name="Arial" fo:font-size="80pt" fo:language="de" fo:country="DE" fo:font-weight="bold" style:font-size-asian="80pt" style:font-weight-asian="bold" style:font-size-complex="80pt" style:font-weight-complex="bold"/>
    </style:style>
    <style:style style:name="T18" style:family="text">
      <style:text-properties fo:color="#800000" style:font-name="Arial" fo:font-size="96pt" fo:language="de" fo:country="DE" fo:font-weight="bold" style:font-size-asian="96pt" style:font-weight-asian="bold" style:font-size-complex="96pt" style:font-weight-complex="bold"/>
    </style:style>
    <text:list-style style:name="L1">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text:list-style style:name="L2">
      <text:list-level-style-bullet text:level="1" text:bullet-char="•">
        <style:list-level-properties/>
        <style:text-properties fo:font-family="Arial" style:font-family-generic="swiss" style:font-pitch="variable" fo:color="#00a6eb"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Folie 1" draw:style-name="dp1" draw:master-page-name="Standard" presentation:presentation-page-layout-name="AL1T0">
        <office:forms form:automatic-focus="false" form:apply-design-mode="false"/>
        <draw:line draw:style-name="gr1" draw:text-style-name="P1" draw:layer="layout" svg:x1="42.016cm" svg:y1="46.958cm" svg:x2="42.016cm" svg:y2="17.369cm">
          <text:p/>
        </draw:line>
        <draw:custom-shape draw:style-name="gr2" draw:text-style-name="P3" draw:layer="layout" svg:width="56.607cm" svg:height="5.799cm" svg:x="3.903cm" svg:y="10.98cm">
          <text:p text:style-name="P2"><text:span text:style-name="T1">Subheadline, Arial bold, mind. 30pt, max. 2-zeilig, DESY-orange, Subheadline, Arial bold, mind. 30pt, max. 2-zeilig, DESY-orange </text:span></text:p>
          <draw:enhanced-geometry svg:viewBox="0 0 21600 21600" draw:type="rectangle" draw:enhanced-path="M 0 0 L 21600 0 21600 21600 0 21600 0 0 Z N"/>
        </draw:custom-shape>
        <draw:custom-shape draw:style-name="gr2" draw:text-style-name="P3" draw:layer="layout" svg:width="19.478cm" svg:height="5.252cm" svg:x="4.502cm" svg:y="17.582cm">
          <text:p text:style-name="P2"><text:span text:style-name="T2">Headline, DESY-cyan, max. 2-zeilig</text:span></text:p>
          <draw:enhanced-geometry svg:viewBox="0 0 21600 21600" draw:type="rectangle" draw:enhanced-path="M 0 0 L 21600 0 21600 21600 0 21600 0 0 Z N"/>
        </draw:custom-shape>
        <draw:line draw:style-name="gr1" draw:text-style-name="P1" draw:layer="layout" svg:x1="23.438cm" svg:y1="76.591cm" svg:x2="23.438cm" svg:y2="17.21cm">
          <text:p/>
        </draw:line>
        <draw:custom-shape draw:style-name="gr2" draw:text-style-name="P3" draw:layer="layout" svg:width="18.993cm" svg:height="4.273cm" svg:x="59.893cm" svg:y="77.113cm">
          <text:p text:style-name="P2"><text:span text:style-name="T2">Headline, DESY-cyan, </text:span><text:span text:style-name="T2"><text:line-break/></text:span><text:span text:style-name="T2">max. 2-zeilig</text:span></text:p>
          <draw:enhanced-geometry svg:viewBox="0 0 21600 21600" draw:type="rectangle" draw:enhanced-path="M 0 0 L 21600 0 21600 21600 0 21600 0 0 Z N"/>
        </draw:custom-shape>
        <draw:custom-shape draw:style-name="gr2" draw:text-style-name="P3" draw:layer="layout" svg:width="32.636cm" svg:height="3.7cm" svg:x="4.516cm" svg:y="77.033cm">
          <text:p text:style-name="P2"><text:span text:style-name="T2">Headline, Arial bold, mind. 30pt, DESY-cyan, </text:span><text:span text:style-name="T2"><text:line-break/></text:span><text:span text:style-name="T2">max. 2-zeilig </text:span></text:p>
          <draw:enhanced-geometry svg:viewBox="0 0 21600 21600" draw:type="rectangle" draw:enhanced-path="M 0 0 L 21600 0 21600 21600 0 21600 0 0 Z N"/>
        </draw:custom-shape>
        <draw:custom-shape draw:style-name="gr2" draw:text-style-name="P3" draw:layer="layout" svg:width="18.221cm" svg:height="5.283cm" svg:x="22.997cm" svg:y="17.568cm">
          <text:p text:style-name="P2"><text:span text:style-name="T2">Headline, DESY-cyan, max. 2-zeilig</text:span></text:p>
          <draw:enhanced-geometry svg:viewBox="0 0 21600 21600" draw:type="rectangle" draw:enhanced-path="M 0 0 L 21600 0 21600 21600 0 21600 0 0 Z N"/>
        </draw:custom-shape>
        <draw:custom-shape draw:style-name="gr2" draw:text-style-name="P3" draw:layer="layout" svg:width="18.975cm" svg:height="21.14cm" svg:x="4.529cm" svg:y="52.37cm">
          <text:p text:style-name="P4"><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eingerahmt, Farbe schwarz, Linienstärke 0,75pt. Die Fläche kann in 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span text:style-name="T3"><text:line-break/></text:span><text:span text:style-name="T3"><text:line-break/></text:span><text:span text:style-name="T3"> </text:span><text:span text:style-name="T5">&gt;</text:span><text:span text:style-name="T3"> </text:span><text:span text:style-name="T6">Dies ist eine Aufzählung <text:s/></text:span><text:span text:style-name="T7"><text:line-break/></text:span><text:span text:style-name="T7"> &gt;</text:span><text:span text:style-name="T6"> Dies ist eine Aufzählung <text:s/></text:span><text:span text:style-name="T6"><text:line-break/></text:span><text:span text:style-name="T6"> </text:span><text:span text:style-name="T7">&gt;</text:span><text:span text:style-name="T6"> Dies ist eine Aufzählung</text:span><text:span text:style-name="T6"><text:line-break/></text:span><text:span text:style-name="T6"> </text:span><text:span text:style-name="T7">&gt;</text:span><text:span text:style-name="T6"> Dies ist eine Aufzählung <text:s/></text:span><text:span text:style-name="T6"><text:line-break/></text:span><text:span text:style-name="T6"> </text:span><text:span text:style-name="T7">&gt;</text:span><text:span text:style-name="T6"> Dies ist eine Aufzählung</text:span><text:span text:style-name="T6"><text:line-break/></text:span><text:span text:style-name="T6"><text:line-break/></text:span><text:span text:style-name="T6">Accum in vulput velese ese vel iniat ate faccum aciduis nullam nisit lorer in vulla facinci ex etummod dunt praesto odipsum atie exeratet wis dolore doloreet lorercin ute doloreet luptatumsan vel doluptat. Ut vulputet, velese magniamet numsan ut wismodignisl ute deliqua tumsan el utpat el ut dit amconse ctetumm olorercidui te commy </text:span><text:span text:style-name="T6"><text:line-break/></text:span><text:span text:style-name="T6"><text:line-break/></text:span><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text:line-break/></text:span><text:span text:style-name="T6">Accum in vulput velese ese vel iniat ate faccum aciduis nullam nisit lorer in vulla facinci ex etummod dunt praesto odipsum atie exeratet wis dolore doloreet lorercin ute doloreet luptatumsan vel doluptat. Ut vulputet, velese magniamet numsan ut wismodignisl ute deliqua tumsan el utpat el ut dit amconse ctetumm olorercidu.</text:span></text:p>
          <draw:enhanced-geometry svg:viewBox="0 0 21600 21600" draw:type="rectangle" draw:enhanced-path="M 0 0 L 21600 0 21600 21600 0 21600 0 0 Z N"/>
        </draw:custom-shape>
        <draw:custom-shape draw:style-name="gr2" draw:text-style-name="P3" draw:layer="layout" svg:width="18.923cm" svg:height="21.894cm" svg:x="59.963cm" svg:y="80.976cm">
          <text:p text:style-name="P4"><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eingerahmt, Farbe schwarz, Linienstärke 0,75pt. Die Fläche kann in 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span text:style-name="T3"><text:line-break/></text:span><text:span text:style-name="T3"> </text:span><text:span text:style-name="T3"><text:line-break/></text:span><text:span text:style-name="T6">Rilismodignim ipisit amconsendre et nulluptat iureet dolut ut praestrud dolorti smodit wis nit amcore molobore. </text:span><text:span text:style-name="T6"><text:line-break/></text:span><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text:line-break/></text:span><text:span text:style-name="T8"> </text:span><text:span text:style-name="T9">Zwischenüberschrift 16pt, DESY-cyan</text:span><text:span text:style-name="T9"><text:line-break/></text:span><text:span text:style-name="T6"> </text:span><text:span text:style-name="T5">&gt;</text:span><text:span text:style-name="T3"> </text:span><text:span text:style-name="T6">Dies ist eine Aufzählung <text:s/></text:span><text:span text:style-name="T7"><text:line-break/></text:span><text:span text:style-name="T7"> &gt;</text:span><text:span text:style-name="T6"> Dies ist eine Aufzählung <text:s/></text:span><text:span text:style-name="T6"><text:line-break/></text:span><text:span text:style-name="T6"> </text:span><text:span text:style-name="T7">&gt;</text:span><text:span text:style-name="T6"> Dies ist eine Aufzählung</text:span><text:span text:style-name="T6"><text:line-break/></text:span><text:span text:style-name="T6"> </text:span><text:span text:style-name="T7">&gt;</text:span><text:span text:style-name="T6"> Dies ist eine Aufzählung <text:s/></text:span><text:span text:style-name="T6"><text:line-break/></text:span><text:span text:style-name="T6"> </text:span><text:span text:style-name="T7">&gt;</text:span><text:span text:style-name="T6"> Dies ist eine Aufzählung</text:span><text:span text:style-name="T6"><text:line-break/></text:span><text:span text:style-name="T6"><text:line-break/></text:span><text:span text:style-name="T9">Zwischenüberschrift 16pt, DESY-cyan</text:span><text:span text:style-name="T10"><text:line-break/></text:span><text:span text:style-name="T6">Rilismodignim ipisit amconsendre et nulluptat iureet dolut ut praestrud dolorti smodit wis nit amcore molobore. </text:span><text:span text:style-name="T6"><text:line-break/></text:span><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Henis nonsed dio duisl ipit ip ero del ulput landreriure tate doloboreet ut accum dolum do elissi.</text:span><text:span text:style-name="T6"><text:line-break/></text:span><text:span text:style-name="T6"><text:line-break/></text:span><text:span text:style-name="T6"><text:line-break/></text:span><text:span text:style-name="T6"/></text:p>
          <draw:enhanced-geometry svg:viewBox="0 0 21600 21600" draw:type="rectangle" draw:enhanced-path="M 0 0 L 21600 0 21600 21600 0 21600 0 0 Z N"/>
        </draw:custom-shape>
        <draw:line draw:style-name="gr3" draw:text-style-name="P1" draw:layer="layout" svg:x1="5.098cm" svg:y1="46.981cm" svg:x2="78.886cm" svg:y2="46.981cm">
          <text:p/>
        </draw:line>
        <draw:line draw:style-name="gr3" draw:text-style-name="P1" draw:layer="layout" svg:x1="5.098cm" svg:y1="76.588cm" svg:x2="78.886cm" svg:y2="76.588cm">
          <text:p/>
        </draw:line>
        <draw:custom-shape draw:style-name="gr4" draw:text-style-name="P3" draw:layer="layout" svg:width="35.988cm" svg:height="3.419cm" svg:x="24.015cm" svg:y="47.59cm">
          <text:p text:style-name="P5"><text:span text:style-name="T2">Headline, Arial bold, mind. 30pt, DESY-cyan, </text:span></text:p>
          <text:p text:style-name="P5"><text:span text:style-name="T2">max. 2-zeilig</text:span></text:p>
          <draw:enhanced-geometry svg:viewBox="0 0 21600 21600" draw:type="mso-spt202" draw:enhanced-path="M 0 0 L 21600 0 21600 21600 0 21600 0 0 Z N"/>
        </draw:custom-shape>
        <draw:custom-shape draw:style-name="gr4" draw:text-style-name="P3" draw:layer="layout" svg:width="16.364cm" svg:height="3.419cm" svg:x="42.404cm" svg:y="17.903cm">
          <text:p text:style-name="P5"><text:span text:style-name="T2">Headline, DESY-cyan, max. 2-zeilig</text:span></text:p>
          <draw:enhanced-geometry svg:viewBox="0 0 21600 21600" draw:type="mso-spt202" draw:enhanced-path="M 0 0 L 21600 0 21600 21600 0 21600 0 0 Z N"/>
        </draw:custom-shape>
        <draw:custom-shape draw:style-name="gr4" draw:text-style-name="P3" draw:layer="layout" svg:width="17.97cm" svg:height="5.341cm" svg:x="5.468cm" svg:y="39.568cm">
          <text:p text:style-name="P5"><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text:span></text:p>
          <text:p text:style-name="P5"><text:span text:style-name="T3">eingerahmt, Farbe schwarz, Linienstärke 0,75pt. Die Fläche kann in</text:span></text:p>
          <text:p text:style-name="P5"><text:span text:style-name="T3">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p>
          <draw:enhanced-geometry svg:viewBox="0 0 21600 21600" draw:type="mso-spt202" draw:enhanced-path="M 0 0 L 21600 0 21600 21600 0 21600 0 0 Z N"/>
        </draw:custom-shape>
        <draw:custom-shape draw:style-name="gr2" draw:text-style-name="P3" draw:layer="layout" svg:width="18.993cm" svg:height="5.477cm" svg:x="59.893cm" svg:y="47.241cm">
          <text:p text:style-name="P2"><text:span text:style-name="T2">Headline, DESY-cyan, </text:span><text:span text:style-name="T2"><text:line-break/></text:span><text:span text:style-name="T2">max. 2-zeilig</text:span></text:p>
          <draw:enhanced-geometry svg:viewBox="0 0 21600 21600" draw:type="rectangle" draw:enhanced-path="M 0 0 L 21600 0 21600 21600 0 21600 0 0 Z N"/>
        </draw:custom-shape>
        <draw:custom-shape draw:style-name="gr4" draw:text-style-name="P3" draw:layer="layout" svg:width="18.027cm" svg:height="5.976cm" svg:x="60.859cm" svg:y="65.797cm">
          <text:p text:style-name="P5"><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text:span></text:p>
          <text:p text:style-name="P5"><text:span text:style-name="T3">eingerahmt, Farbe schwarz, Linienstärke 0,75pt. Die Fläche kann in</text:span></text:p>
          <text:p text:style-name="P5"><text:span text:style-name="T3">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p>
          <text:p text:style-name="P5"><text:span text:style-name="T3"/></text:p>
          <draw:enhanced-geometry svg:viewBox="0 0 21600 21600" draw:type="mso-spt202" draw:enhanced-path="M 0 0 L 21600 0 21600 21600 0 21600 0 0 Z N"/>
        </draw:custom-shape>
        <draw:custom-shape draw:style-name="gr2" draw:text-style-name="P3" draw:layer="layout" svg:width="18.887cm" svg:height="9.45cm" svg:x="4.551cm" svg:y="93.491cm">
          <text:p text:style-name="P4"><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eingerahmt, Farbe schwarz, Linienstärke 0,75pt. Die Fläche kann in 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span text:style-name="T3"><text:line-break/></text:span><text:span text:style-name="T3"><text:line-break/></text:span><text:span text:style-name="T6">Rilismodignim ipisit amconsendre et nulluptat iureet dolut ut praestrud dolorti smodit wis nit amcore molobore vel ut aliquis doloreet, consent dunt alit nullan utem zzriure eu facilis aliscilis num do corem illuptatuer ad magniat ionsequat niam ero.</text:span><text:span text:style-name="T6"><text:line-break/></text:span><text:span text:style-name="T6"> doloreet, consent dunt alit nullan utem zzriure eu facilis aliscilis num do corem illuptatuer ad magniat ionsequat niam ero.</text:span></text:p>
          <draw:enhanced-geometry svg:viewBox="0 0 21600 21600" draw:type="rectangle" draw:enhanced-path="M 0 0 L 21600 0 21600 21600 0 21600 0 0 Z N"/>
        </draw:custom-shape>
        <draw:custom-shape draw:style-name="gr4" draw:text-style-name="P3" draw:layer="layout" svg:width="17.414cm" svg:height="9.151cm" svg:x="23.755cm" svg:y="93.812cm">
          <text:p text:style-name="P5"><text:span text:style-name="T6">Accum in vulput velese ese vel iniat ate faccum aciduis nullam nisit lorer in vulla facinci ex etummod dunt praesto odipsum atie exeratet wis dolore doloreet lorercin ute doloreet luptatumsan vel doluptat. Ut vulputet, velese magniamet numsan ut wismodignisl ute deliqua tumsan el utpat el ut dit amconse ctetumm olorercidui te commy </text:span><text:span text:style-name="T6"><text:line-break/></text:span><text:span text:style-name="T6"><text:line-break/></text:span><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text:p>
          <text:p text:style-name="P5"><text:span text:style-name="T6">doloreet, consent dunt alit nullan utem zzriure eu facilis aliscilis num do corem illuptatuer ad magniat ionsequat niam ero.</text:span><text:span text:style-name="T11"> </text:span><text:span text:style-name="T6"><text:line-break/></text:span><text:span text:style-name="T6"/></text:p>
          <draw:enhanced-geometry svg:viewBox="0 0 21600 21600" draw:type="mso-spt202" draw:enhanced-path="M 0 0 L 21600 0 21600 21600 0 21600 0 0 Z N"/>
        </draw:custom-shape>
        <draw:custom-shape draw:style-name="gr5" draw:text-style-name="P3" draw:layer="layout" svg:width="0.511cm" svg:height="0.763cm" svg:x="43.595cm" svg:y="90.58cm">
          <text:p text:style-name="P8"/>
          <draw:enhanced-geometry svg:viewBox="0 0 21600 21600" draw:type="mso-spt202" draw:enhanced-path="M 0 0 L 21600 0 21600 21600 0 21600 0 0 Z N"/>
        </draw:custom-shape>
        <draw:custom-shape draw:style-name="gr4" draw:text-style-name="P3" draw:layer="layout" svg:width="16.435cm" svg:height="9.786cm" svg:x="42.258cm" svg:y="93.799cm">
          <text:p text:style-name="P5"><text:span text:style-name="T6">Accum in vulput velese ese vel iniat ate faccum aciduis nullam nisit lorer in vulla facinci ex etummod dunt praesto odipsum atie exeratet wis dolore doloreet lorercin ute doloreet luptatumsan vel doluptat. </text:span></text:p>
          <text:p text:style-name="P5"><text:span text:style-name="T6"><text:line-break/></text:span><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text:p>
          <text:p text:style-name="P5"><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num do corem illuptatuer ad magniat ionsequat niam ero.</text:span></text:p>
          <draw:enhanced-geometry svg:viewBox="0 0 21600 21600" draw:type="mso-spt202" draw:enhanced-path="M 0 0 L 21600 0 21600 21600 0 21600 0 0 Z N"/>
        </draw:custom-shape>
        <draw:custom-shape draw:style-name="gr6" draw:text-style-name="P3" draw:layer="layout" svg:width="15.382cm" svg:height="3.419cm" svg:x="5.395cm" svg:y="47.643cm">
          <text:p text:style-name="P5"><text:span text:style-name="T2">Headline, DESY-cyan, </text:span></text:p>
          <text:p text:style-name="P5"><text:span text:style-name="T2">max. 2-zeilig </text:span></text:p>
          <draw:enhanced-geometry svg:viewBox="0 0 21600 21600" draw:type="mso-spt202" draw:enhanced-path="M 0 0 L 21600 0 21600 21600 0 21600 0 0 Z N"/>
        </draw:custom-shape>
        <draw:g>
          <draw:custom-shape draw:style-name="gr7" draw:text-style-name="P3" draw:layer="layout" svg:width="6.826cm" svg:height="2.492cm" svg:x="5.089cm" svg:y="108.686cm">
            <text:p text:style-name="P8"/>
            <draw:enhanced-geometry svg:viewBox="0 0 21600 21600" draw:type="rectangle" draw:enhanced-path="M 0 0 L 21600 0 21600 21600 0 21600 0 0 Z N"/>
          </draw:custom-shape>
          <draw:custom-shape draw:style-name="gr6" draw:text-style-name="P3" draw:layer="layout" svg:width="2.856cm" svg:height="1.446cm" svg:x="6.716cm" svg:y="109.265cm">
            <text:p text:style-name="P5"><text:span text:style-name="T12">Logo</text:span></text:p>
            <draw:enhanced-geometry svg:viewBox="0 0 21600 21600" draw:type="mso-spt202" draw:enhanced-path="M 0 0 L 21600 0 21600 21600 0 21600 0 0 Z N"/>
          </draw:custom-shape>
        </draw:g>
        <draw:g>
          <draw:custom-shape draw:style-name="gr7" draw:text-style-name="P3" draw:layer="layout" svg:width="6.826cm" svg:height="2.491cm" svg:x="12.502cm" svg:y="108.691cm">
            <text:p text:style-name="P8"/>
            <draw:enhanced-geometry svg:viewBox="0 0 21600 21600" draw:type="rectangle" draw:enhanced-path="M 0 0 L 21600 0 21600 21600 0 21600 0 0 Z N"/>
          </draw:custom-shape>
          <draw:custom-shape draw:style-name="gr6" draw:text-style-name="P3" draw:layer="layout" svg:width="2.856cm" svg:height="1.446cm" svg:x="14.129cm" svg:y="109.27cm">
            <text:p text:style-name="P5"><text:span text:style-name="T12">Logo</text:span></text:p>
            <draw:enhanced-geometry svg:viewBox="0 0 21600 21600" draw:type="mso-spt202" draw:enhanced-path="M 0 0 L 21600 0 21600 21600 0 21600 0 0 Z N"/>
          </draw:custom-shape>
        </draw:g>
        <draw:g>
          <draw:custom-shape draw:style-name="gr7" draw:text-style-name="P3" draw:layer="layout" svg:width="6.826cm" svg:height="2.491cm" svg:x="19.91cm" svg:y="108.691cm">
            <text:p text:style-name="P8"/>
            <draw:enhanced-geometry svg:viewBox="0 0 21600 21600" draw:type="rectangle" draw:enhanced-path="M 0 0 L 21600 0 21600 21600 0 21600 0 0 Z N"/>
          </draw:custom-shape>
          <draw:custom-shape draw:style-name="gr6" draw:text-style-name="P3" draw:layer="layout" svg:width="2.856cm" svg:height="1.446cm" svg:x="21.537cm" svg:y="109.27cm">
            <text:p text:style-name="P5"><text:span text:style-name="T12">Logo</text:span></text:p>
            <draw:enhanced-geometry svg:viewBox="0 0 21600 21600" draw:type="mso-spt202" draw:enhanced-path="M 0 0 L 21600 0 21600 21600 0 21600 0 0 Z N"/>
          </draw:custom-shape>
        </draw:g>
        <draw:g>
          <draw:custom-shape draw:style-name="gr7" draw:text-style-name="P3" draw:layer="layout" svg:width="6.826cm" svg:height="2.492cm" svg:x="27.327cm" svg:y="108.686cm">
            <text:p text:style-name="P8"/>
            <draw:enhanced-geometry svg:viewBox="0 0 21600 21600" draw:type="rectangle" draw:enhanced-path="M 0 0 L 21600 0 21600 21600 0 21600 0 0 Z N"/>
          </draw:custom-shape>
          <draw:custom-shape draw:style-name="gr6" draw:text-style-name="P3" draw:layer="layout" svg:width="2.856cm" svg:height="1.446cm" svg:x="28.954cm" svg:y="109.265cm">
            <text:p text:style-name="P5"><text:span text:style-name="T12">Logo</text:span></text:p>
            <draw:enhanced-geometry svg:viewBox="0 0 21600 21600" draw:type="mso-spt202" draw:enhanced-path="M 0 0 L 21600 0 21600 21600 0 21600 0 0 Z N"/>
          </draw:custom-shape>
        </draw:g>
        <draw:g>
          <draw:custom-shape draw:style-name="gr7" draw:text-style-name="P3" draw:layer="layout" svg:width="6.827cm" svg:height="2.492cm" svg:x="34.832cm" svg:y="108.686cm">
            <text:p text:style-name="P8"/>
            <draw:enhanced-geometry svg:viewBox="0 0 21600 21600" draw:type="rectangle" draw:enhanced-path="M 0 0 L 21600 0 21600 21600 0 21600 0 0 Z N"/>
          </draw:custom-shape>
          <draw:custom-shape draw:style-name="gr6" draw:text-style-name="P3" draw:layer="layout" svg:width="2.856cm" svg:height="1.446cm" svg:x="36.46cm" svg:y="109.265cm">
            <text:p text:style-name="P5"><text:span text:style-name="T12">Logo</text:span></text:p>
            <draw:enhanced-geometry svg:viewBox="0 0 21600 21600" draw:type="mso-spt202" draw:enhanced-path="M 0 0 L 21600 0 21600 21600 0 21600 0 0 Z N"/>
          </draw:custom-shape>
        </draw:g>
        <draw:custom-shape draw:style-name="gr4" draw:text-style-name="P3" draw:layer="layout" svg:width="18.093cm" svg:height="5.341cm" svg:x="23.905cm" svg:y="35.397cm">
          <text:p text:style-name="P5"><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text:span></text:p>
          <text:p text:style-name="P5"><text:span text:style-name="T3">eingerahmt, Farbe schwarz, Linienstärke 0,75pt. Die Fläche kann in</text:span></text:p>
          <text:p text:style-name="P5"><text:span text:style-name="T3">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p>
          <draw:enhanced-geometry svg:viewBox="0 0 21600 21600" draw:type="mso-spt202" draw:enhanced-path="M 0 0 L 21600 0 21600 21600 0 21600 0 0 Z N"/>
        </draw:custom-shape>
        <draw:custom-shape draw:style-name="gr8" draw:text-style-name="P3" draw:layer="layout" svg:width="16.828cm" svg:height="15.474cm" svg:x="5.772cm" svg:y="23.504cm">
          <text:p text:style-name="P8"/>
          <draw:enhanced-geometry svg:viewBox="0 0 21600 21600" draw:type="rectangle" draw:enhanced-path="M 0 0 L 21600 0 21600 21600 0 21600 0 0 Z N"/>
        </draw:custom-shape>
        <draw:custom-shape draw:style-name="gr8" draw:text-style-name="P3" draw:layer="layout" svg:width="16.893cm" svg:height="10.57cm" svg:x="24.223cm" svg:y="23.504cm">
          <text:p text:style-name="P8"/>
          <draw:enhanced-geometry svg:viewBox="0 0 21600 21600" draw:type="rectangle" draw:enhanced-path="M 0 0 L 21600 0 21600 21600 0 21600 0 0 Z N"/>
        </draw:custom-shape>
        <draw:custom-shape draw:style-name="gr8" draw:text-style-name="P3" draw:layer="layout" svg:width="16.964cm" svg:height="13.415cm" svg:x="61.304cm" svg:y="51.889cm">
          <text:p text:style-name="P8"/>
          <draw:enhanced-geometry svg:viewBox="0 0 21600 21600" draw:type="rectangle" draw:enhanced-path="M 0 0 L 21600 0 21600 21600 0 21600 0 0 Z N"/>
        </draw:custom-shape>
        <draw:custom-shape draw:style-name="gr8" draw:text-style-name="P3" draw:layer="layout" svg:width="35.115cm" svg:height="22.776cm" svg:x="24.425cm" svg:y="51.867cm">
          <text:p text:style-name="P8"/>
          <draw:enhanced-geometry svg:viewBox="0 0 21600 21600" draw:type="rectangle" draw:enhanced-path="M 0 0 L 21600 0 21600 21600 0 21600 0 0 Z N"/>
        </draw:custom-shape>
        <draw:custom-shape draw:style-name="gr8" draw:text-style-name="P3" draw:layer="layout" svg:width="53.843cm" svg:height="11.205cm" svg:x="5.768cm" svg:y="81.439cm">
          <text:p text:style-name="P8"/>
          <draw:enhanced-geometry svg:viewBox="0 0 21600 21600" draw:type="rectangle" draw:enhanced-path="M 0 0 L 21600 0 21600 21600 0 21600 0 0 Z N"/>
        </draw:custom-shape>
        <draw:line draw:style-name="gr1" draw:text-style-name="P1" draw:layer="layout" svg:x1="60.448cm" svg:y1="106.027cm" svg:x2="60.448cm" svg:y2="17.229cm">
          <text:p/>
        </draw:line>
        <draw:custom-shape draw:style-name="gr4" draw:text-style-name="P3" draw:layer="layout" svg:width="16.365cm" svg:height="3.419cm" svg:x="60.792cm" svg:y="18.009cm">
          <text:p text:style-name="P5"><text:span text:style-name="T2">Headline, DESY-cyan, max. 2-zeilig</text:span></text:p>
          <draw:enhanced-geometry svg:viewBox="0 0 21600 21600" draw:type="mso-spt202" draw:enhanced-path="M 0 0 L 21600 0 21600 21600 0 21600 0 0 Z N"/>
        </draw:custom-shape>
        <draw:custom-shape draw:style-name="gr4" draw:text-style-name="P3" draw:layer="layout" svg:width="18.067cm" svg:height="20.581cm" svg:x="42.386cm" svg:y="23.261cm">
          <text:p text:style-name="P5"><text:span text:style-name="T9">Zwischenüberschrift 16pt, DESY-cyan</text:span></text:p>
          <text:p text:style-name="P5"><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text:span></text:p>
          <text:p text:style-name="P5"><text:span text:style-name="T3">eingerahmt, Farbe schwarz, Linienstärke 0,75pt. Die Fläche kann in</text:span></text:p>
          <text:p text:style-name="P5"><text:span text:style-name="T3">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p>
          <text:p text:style-name="P5"><text:span text:style-name="T3"><text:s/></text:span><text:span text:style-name="T3"><text:line-break/></text:span><text:span text:style-name="T6">Rilismodignim ipisit amconsendre et nulluptat iureet dolut ut praestrud </text:span></text:p>
          <text:p text:style-name="P5"><text:span text:style-name="T6">dolorti smodit wis nit amcore molobore vel ut aliquis doloreet, consent </text:span></text:p>
          <text:p text:style-name="P5"><text:span text:style-name="T6">dunt alit nullan utem illuptatuer ad magniat ionsequat niam ero dolesequi blaore doloreet eros eum venibh exer ipit vullam vel utat.</text:span></text:p>
          <text:p text:style-name="P5"><text:span text:style-name="T6"/></text:p>
          <text:p text:style-name="P5"><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Accum in vulput velese ese vel iniat ate faccum aciduis nullam nisit lorer in vulla facinci ex etummod dunt praesto odipsum atie exeratet wis dolore doloreet lorercin ute doloreet luptatumsan vel doluptat. Ut vulputet, velese magniamet numsan ut wismodignisl ute deliqua tumsan el utpat el ut dit amconse ctetumm olorercidui te commy </text:span><text:span text:style-name="T6"><text:line-break/></text:span><text:span text:style-name="T6"/></text:p>
          <text:p text:style-name="P5"><text:span text:style-name="T13">Zwischenüberschrift 16pt, DESY-cyan</text:span></text:p>
          <text:p text:style-name="P5"><text:span text:style-name="T14">Fließtext Arial regular, mindestens 16pt, Zeilenabstand Standard</text:span><text:span text:style-name="T14"><text:line-break/></text:span><text:span text:style-name="T14"><text:line-break/></text:span><text:span text:style-name="T14">Dies ist ein Fließtext. Der Dokumentationsbereich wird von einer Linie </text:span></text:p>
          <text:p text:style-name="P5"><text:span text:style-name="T14">eingerahmt, Farbe schwarz, Linienstärke 0,75pt. Die Fläche kann in</text:span></text:p>
          <text:p text:style-name="P5"><text:span text:style-name="T14">weitere Einzelbereiche eingeteilt werden, mögliche Positionen siehe Hilfslinien. Hierfür stehen drei unterschiedlich lange vertikale Linien</text:span></text:p>
          <draw:enhanced-geometry svg:viewBox="0 0 21600 21600" draw:type="mso-spt202" draw:enhanced-path="M 0 0 L 21600 0 21600 21600 0 21600 0 0 Z N"/>
        </draw:custom-shape>
        <draw:custom-shape draw:style-name="gr4" draw:text-style-name="P3" draw:layer="layout" svg:width="18.032cm" svg:height="20.581cm" svg:x="60.854cm" svg:y="23.275cm">
          <text:p text:style-name="P5"><text:span text:style-name="T3">Fließtext Arial regular, mindestens 16pt, Zeilenabstand Standard</text:span><text:span text:style-name="T3"><text:line-break/></text:span><text:span text:style-name="T3"><text:line-break/></text:span><text:span text:style-name="T3">Dies ist ein Fließtext. Der Dokumentationsbereich wird von einer Linie </text:span></text:p>
          <text:p text:style-name="P5"><text:span text:style-name="T3">eingerahmt, Farbe schwarz, Linienstärke 0,75pt. Die Fläche kann in</text:span></text:p>
          <text:p text:style-name="P5"><text:span text:style-name="T3">weitere Einzelbereiche eingeteilt werden, mögliche Positionen siehe Hilfslinien. Hierfür stehen drei unterschiedlich lange vertikale Linien sowie vier horizontale Linien zur Auswahl, die </text:span><text:span text:style-name="T4">verschiebbar</text:span><text:span text:style-name="T3"> sind, Position siehe Hilfslinien.</text:span></text:p>
          <text:p text:style-name="P5"><text:span text:style-name="T3"><text:s/></text:span><text:span text:style-name="T3"><text:line-break/></text:span><text:span text:style-name="T6">Rilismodignim ipisit amconsendre et nulluptat iureet dolut ut praestrud </text:span></text:p>
          <text:p text:style-name="P5"><text:span text:style-name="T6">dolorti smodit wis nit amcore molobore vel ut aliquis doloreet, consent </text:span></text:p>
          <text:p text:style-name="P5"><text:span text:style-name="T6">dunt alit nullan utem illuptatuer ad magniat ionsequat niam ero dolesequi blaore doloreet eros eum venibh exer ipit vullam vel utat.</text:span></text:p>
          <text:p text:style-name="P5"><text:span text:style-name="T6"/></text:p>
          <text:p text:style-name="P5"><text:span text:style-name="T9">Zwischenüberschrift 16pt, DESY-cyan</text:span></text:p>
          <text:p text:style-name="P5"><text:span text:style-name="T6">Nullamet la am quat. Ed enim delit, veliquat, quam, verat, venisi bla am, consendigna con ute te ea facip er si.</text:span><text:span text:style-name="T6"><text:line-break/></text:span><text:span text:style-name="T6">Henis nonsed dio duisl ipit ip ero del ulput landreriure tate doloboreet ut accum dolum do elissi.</text:span><text:span text:style-name="T6"><text:line-break/></text:span><text:span text:style-name="T6">Accum in vulput velese ese vel iniat ate faccum aciduis nullam nisit lorer in vulla facinci ex etummod dunt praesto odipsum atie exeratet wis dolore doloreet lorercin ute doloreet luptatumsan vel doluptat. Ut vulputet, velese magniamet numsan ut wismodignisl ute deliqua tumsan el utpat el ut dit amconse ctetumm olorercidui te commy</text:span></text:p>
          <text:p text:style-name="P5"><text:span text:style-name="T6">Nullamet la am quat. Ed enim delit, veliquat, quam, verat, venisi bla am, consendigna con ute te ea facip er si.</text:span></text:p>
          <text:p text:style-name="P5"><text:span text:style-name="T6">wis dolore doloreet lorercin ute doloreet luptatumsan vel doluptat. Ut vulputet, velese magniamet numsan ut wismodignisl ute deliqua tumsan el utpat el ut dit amconse ctetumm olorercidui te commy</text:span></text:p>
          <text:p text:style-name="P5"><text:span text:style-name="T6">Nullamet la am quat. Ed enim delit, veliquat, quam, verat, venisi bla am, consendigna con ute te ea facip er si.</text:span></text:p>
          <text:p text:style-name="P5"><text:span text:style-name="T6">wis dolore doloreet lorercin ute doloreet luptatumsan vel doluptat. </text:span></text:p>
          <draw:enhanced-geometry svg:viewBox="0 0 21600 21600" draw:type="mso-spt202" draw:enhanced-path="M 0 0 L 21600 0 21600 21600 0 21600 0 0 Z N"/>
        </draw:custom-shape>
        <draw:custom-shape draw:style-name="gr4" draw:text-style-name="P3" draw:layer="layout" svg:width="57.49cm" svg:height="6.405cm" svg:x="4.696cm" svg:y="4.564cm">
          <text:p text:style-name="P2"><text:span text:style-name="T15">Headline, Arial bold, mind. 65 pt, cyan, </text:span></text:p>
          <text:p text:style-name="P2"><text:span text:style-name="T15">max. 2-zeilig, Unbekannte DESY-orange</text:span><text:span text:style-name="T16">.</text:span><text:span text:style-name="T17"> </text:span></text:p>
          <draw:enhanced-geometry svg:viewBox="0 0 21600 21600" draw:type="mso-spt202" draw:enhanced-path="M 0 0 L 21600 0 21600 21600 0 21600 0 0 Z N"/>
        </draw:custom-shape>
        <draw:custom-shape draw:style-name="gr9" draw:text-style-name="P7" draw:layer="layout" svg:width="110.4cm" svg:height="6.507cm" draw:transform="rotate (1.5707963267949) translate (-5.007cm 112.5cm)">
          <text:p text:style-name="P6"><text:span text:style-name="T18">Please install MS TrueType fonts before using this template.</text:span></text:p>
          <draw:enhanced-geometry svg:viewBox="0 0 21600 21600" draw:type="mso-spt202" draw:enhanced-path="M 0 0 L 21600 0 21600 21600 0 21600 0 0 Z N"/>
        </draw:custom-shape>
        <presentation:notes draw:style-name="dp2">
          <draw:page-thumbnail draw:layer="layout" svg:width="10.795cm" svg:height="15.262cm" svg:x="8.819cm" svg:y="3.06cm" draw:page-number="1"/>
          <draw:frame presentation:style-name="pr1" draw:text-style-name="P8" draw:layer="layout" svg:width="22.737cm" svg:height="18.325cm" svg:x="2.843cm" svg:y="19.34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pitch="variable"/>
    <style:font-face style:name="Times1" svg:font-family="Times" style:font-pitch="variable"/>
    <style:font-face style:name="Arial Black" svg:font-family="'Arial Black'" style:font-family-generic="roman" style:font-pitch="variable"/>
    <style:font-face style:name="Liberation Sans" svg:font-family="'Liberation Sans'" style:font-family-generic="roman" style:font-pitch="variable"/>
    <style:font-face style:name="Lucidasans1" svg:font-family="Lucidasans" style:font-family-generic="roman" style:font-pitch="variable"/>
    <style:font-face style:name="MS Gothic1" svg:font-family="'MS Gothic'"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Black1" svg:font-family="'Arial Black'"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sans" svg:font-family="Lucidasans" style:font-family-generic="system" style:font-pitch="variable"/>
    <style:font-face style:name="MS Gothic" svg:font-family="'MS Gothic'"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1" style:font-size-asian="24pt" style:language-asian="zxx" style:country-asian="none" style:font-name-complex="Lucida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fo:font-family="Times" style:font-family-generic="roman" style:font-pitch="variable" fo:font-size="24pt" fo:font-style="normal" fo:text-shadow="none" style:text-underline-style="none" fo:font-weight="normal" style:font-name-asian="MS Gothic" style:font-family-asian="'MS Gothic'" style:font-family-generic-asian="system" style:font-pitch-asian="variable" style:font-size-asian="24pt" style:font-style-asian="normal" style:font-weight-asian="normal" style:font-name-complex="Lucidasans" style:font-family-complex="Lucida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Times"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fo:font-family="Times" style:font-family-generic="roman" style:font-pitch="variable" fo:font-size="12pt" fo:font-style="normal" fo:text-shadow="none" style:text-underline-style="none" fo:font-weight="normal" style:font-name-asian="MS Gothic" style:font-family-asian="'MS Gothic'" style:font-family-generic-asian="system" style:font-pitch-asian="variable" style:font-size-asian="12pt" style:font-style-asian="normal" style:font-weight-asian="normal" style:font-name-complex="Lucidasans" style:font-family-complex="Lucidasans"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4.347cm"/>
            <style:text-properties style:font-name="Times" fo:color="#000000" fo:font-size="100%"/>
          </text:list-level-style-bullet>
          <text:list-level-style-bullet text:level="2" text:bullet-char="–">
            <style:list-level-properties text:space-before="5.798cm" text:min-label-width="3.625cm"/>
            <style:text-properties style:font-name="Times" fo:color="#000000" fo:font-size="100%"/>
          </text:list-level-style-bullet>
          <text:list-level-style-bullet text:level="3" text:bullet-char="•">
            <style:list-level-properties text:space-before="11.597cm" text:min-label-width="2.902cm"/>
            <style:text-properties style:font-name="Times" fo:color="#000000" fo:font-size="100%"/>
          </text:list-level-style-bullet>
          <text:list-level-style-bullet text:level="4" text:bullet-char="–">
            <style:list-level-properties text:space-before="17.4cm" text:min-label-width="2.897cm"/>
            <style:text-properties style:font-name="Times" fo:color="#000000" fo:font-size="100%"/>
          </text:list-level-style-bullet>
          <text:list-level-style-bullet text:level="5" text:bullet-char="»">
            <style:list-level-properties text:space-before="23.199cm" text:min-label-width="2.902cm"/>
            <style:text-properties style:font-name="Times" fo:color="#000000" fo:font-size="100%"/>
          </text:list-level-style-bullet>
          <text:list-level-style-bullet text:level="6" text:bullet-char="»">
            <style:list-level-properties text:space-before="23.199cm" text:min-label-width="2.902cm"/>
            <style:text-properties style:font-name="Times" fo:color="#000000" fo:font-size="100%"/>
          </text:list-level-style-bullet>
          <text:list-level-style-bullet text:level="7" text:bullet-char="»">
            <style:list-level-properties text:space-before="23.199cm" text:min-label-width="2.902cm"/>
            <style:text-properties style:font-name="Times" fo:color="#000000" fo:font-size="100%"/>
          </text:list-level-style-bullet>
          <text:list-level-style-bullet text:level="8" text:bullet-char="»">
            <style:list-level-properties text:space-before="23.199cm" text:min-label-width="2.902cm"/>
            <style:text-properties style:font-name="Times"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4.347cm" fo:margin-right="0cm" fo:margin-top="1.287cm" fo:margin-bottom="0cm" fo:line-height="100%" fo:text-align="start" fo:text-indent="0cm" style:punctuation-wrap="hanging" style:line-break="strict" style:writing-mode="lr-tb">
        <style:tab-stops>
          <style:tab-stop style:position="7.249cm"/>
          <style:tab-stop style:position="18.847cm"/>
        </style:tab-stops>
      </style:paragraph-properties>
      <style:text-properties fo:color="#000000" style:text-outline="false" style:text-line-through-style="none" style:text-line-through-type="none" style:text-position="0% 100%" style:font-name="Times" fo:font-family="Times" style:font-family-generic="roman" style:font-pitch="variable" fo:font-size="146pt" fo:font-style="normal" fo:text-shadow="none" style:text-underline-style="none" fo:font-weight="normal" style:font-name-asian="MS Gothic" style:font-family-asian="'MS Gothic'" style:font-family-generic-asian="system" style:font-pitch-asian="variable" style:font-size-asian="146pt" style:font-style-asian="normal" style:font-weight-asian="normal" style:font-name-complex="Lucidasans" style:font-family-complex="Lucidasans" style:font-family-generic-complex="system" style:font-pitch-complex="variable" style:font-size-complex="146pt" style:font-style-complex="normal" style:font-weight-complex="normal" style:text-emphasize="none" style:font-relief="none"/>
    </style:style>
    <style:style style:name="Standard-outline2" style:family="presentation" style:parent-style-name="Standard-outline1">
      <style:paragraph-properties fo:margin-left="9.423cm" fo:margin-right="0cm" fo:margin-top="1.128cm" fo:margin-bottom="0cm" fo:line-height="100%" fo:text-align="start" fo:text-indent="0cm" style:punctuation-wrap="hanging" style:line-break="strict" style:writing-mode="lr-tb">
        <style:tab-stops>
          <style:tab-stop style:position="2.173cm"/>
          <style:tab-stop style:position="13.771cm"/>
        </style:tab-stops>
      </style:paragraph-properties>
      <style:text-properties fo:color="#000000" style:text-line-through-style="none" style:text-line-through-type="none" style:text-position="0% 100%" style:font-name="Times" fo:font-family="Times" style:font-family-generic="roman" style:font-pitch="variable" fo:font-size="128pt" fo:font-style="normal" fo:text-shadow="none" style:text-underline-style="none" fo:font-weight="normal" style:font-size-asian="128pt" style:font-style-asian="normal" style:font-weight-asian="normal" style:font-size-complex="128pt" style:font-style-complex="normal" style:font-weight-complex="normal" style:font-relief="none"/>
    </style:style>
    <style:style style:name="Standard-outline3" style:family="presentation" style:parent-style-name="Standard-outline2">
      <style:paragraph-properties fo:margin-left="14.499cm" fo:margin-right="0cm" fo:margin-top="0.97cm" fo:margin-bottom="0cm" fo:line-height="100%" fo:text-align="start" fo:text-indent="0cm" style:punctuation-wrap="hanging" style:line-break="strict" style:writing-mode="lr-tb">
        <style:tab-stops>
          <style:tab-stop style:position="8.695cm"/>
        </style:tab-stops>
      </style:paragraph-properties>
      <style:text-properties fo:color="#000000" style:text-line-through-style="none" style:text-line-through-type="none" style:text-position="0% 100%" style:font-name="Times" fo:font-family="Times" style:font-family-generic="roman" style:font-pitch="variable" fo:font-size="110pt" fo:font-style="normal" fo:text-shadow="none" style:text-underline-style="none" fo:font-weight="normal" style:font-size-asian="110pt" style:font-style-asian="normal" style:font-weight-asian="normal" style:font-size-complex="110pt" style:font-style-complex="normal" style:font-weight-complex="normal" style:font-relief="none"/>
    </style:style>
    <style:style style:name="Standard-outline4" style:family="presentation" style:parent-style-name="Standard-outline3">
      <style:paragraph-properties fo:margin-left="20.297cm" fo:margin-right="0cm" fo:margin-top="0.802cm" fo:margin-bottom="0cm" fo:line-height="100%" fo:text-align="start" fo:text-indent="0cm" style:punctuation-wrap="hanging" style:line-break="strict" style:writing-mode="lr-tb">
        <style:tab-stops>
          <style:tab-stop style:position="2.897cm"/>
        </style:tab-stops>
      </style:paragraph-properties>
      <style:text-properties fo:color="#000000" style:text-line-through-style="none" style:text-line-through-type="none" style:text-position="0% 100%" style:font-name="Times" fo:font-family="Times" style:font-family-generic="roman"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5" style:family="presentation" style:parent-style-name="Standard-outline4">
      <style:paragraph-properties fo:margin-left="26.101cm" fo:margin-right="0cm" fo:margin-top="0.802cm" fo:margin-bottom="0cm" fo:line-height="100%" fo:text-align="start" fo:text-indent="0cm" style:punctuation-wrap="hanging" style:line-break="strict" style:writing-mode="lr-tb">
        <style:tab-stops/>
      </style:paragraph-properties>
      <style:text-properties fo:color="#000000" style:text-line-through-style="none" style:text-line-through-type="none" style:text-position="0% 100%" style:font-name="Times" fo:font-family="Times" style:font-family-generic="roman"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6" style:family="presentation" style:parent-style-name="Standard-outline5">
      <style:paragraph-properties fo:margin-left="26.101cm" fo:margin-right="0cm" fo:margin-top="0.802cm" fo:margin-bottom="0cm" fo:line-height="100%" fo:text-align="start" fo:text-indent="0cm" style:punctuation-wrap="hanging" style:line-break="strict" style:writing-mode="lr-tb">
        <style:tab-stops/>
      </style:paragraph-properties>
      <style:text-properties fo:color="#000000" style:text-line-through-style="none" style:text-line-through-type="none" style:text-position="0% 100%" style:font-name="Times" fo:font-family="Times" style:font-family-generic="roman"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7" style:family="presentation" style:parent-style-name="Standard-outline6">
      <style:paragraph-properties fo:margin-left="26.101cm" fo:margin-right="0cm" fo:margin-top="0.802cm" fo:margin-bottom="0cm" fo:line-height="100%" fo:text-align="start" fo:text-indent="0cm" style:punctuation-wrap="hanging" style:line-break="strict" style:writing-mode="lr-tb">
        <style:tab-stops/>
      </style:paragraph-properties>
      <style:text-properties fo:color="#000000" style:text-line-through-style="none" style:text-line-through-type="none" style:text-position="0% 100%" style:font-name="Times" fo:font-family="Times" style:font-family-generic="roman"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8" style:family="presentation" style:parent-style-name="Standard-outline7">
      <style:paragraph-properties fo:margin-left="26.101cm" fo:margin-right="0cm" fo:margin-top="0.802cm" fo:margin-bottom="0cm" fo:line-height="100%" fo:text-align="start" fo:text-indent="0cm" style:punctuation-wrap="hanging" style:line-break="strict" style:writing-mode="lr-tb">
        <style:tab-stops/>
      </style:paragraph-properties>
      <style:text-properties fo:color="#000000" style:text-line-through-style="none" style:text-line-through-type="none" style:text-position="0% 100%" style:font-name="Times" fo:font-family="Times" style:font-family-generic="roman"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outline9" style:family="presentation" style:parent-style-name="Standard-outline8">
      <style:paragraph-properties fo:margin-left="26.101cm" fo:margin-right="0cm" fo:margin-top="0.802cm" fo:margin-bottom="0cm" fo:line-height="100%" fo:text-align="start" fo:text-indent="0cm" style:punctuation-wrap="hanging" style:line-break="strict" style:writing-mode="lr-tb">
        <style:tab-stops/>
      </style:paragraph-properties>
      <style:text-properties fo:color="#000000" style:text-line-through-style="none" style:text-line-through-type="none" style:text-position="0% 100%" style:font-name="Times" fo:font-family="Times" style:font-family-generic="roman" style:font-pitch="variable" fo:font-size="91pt" fo:font-style="normal" fo:text-shadow="none" style:text-underline-style="none" fo:font-weight="normal" style:font-size-asian="91pt" style:font-style-asian="normal" style:font-weight-asian="normal" style:font-size-complex="91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Times" fo:color="#000000" fo:font-size="100%"/>
          </text:list-level-style-bullet>
          <text:list-level-style-bullet text:level="2" text:bullet-char="–">
            <style:list-level-properties text:space-before="5.798cm"/>
            <style:text-properties style:font-name="Times" fo:color="#000000" fo:font-size="100%"/>
          </text:list-level-style-bullet>
          <text:list-level-style-bullet text:level="3" text:bullet-char="•">
            <style:list-level-properties text:space-before="11.597cm"/>
            <style:text-properties style:font-name="Times" fo:color="#000000" fo:font-size="100%"/>
          </text:list-level-style-bullet>
          <text:list-level-style-bullet text:level="4" text:bullet-char="–">
            <style:list-level-properties text:space-before="17.4cm"/>
            <style:text-properties style:font-name="Times" fo:color="#000000" fo:font-size="100%"/>
          </text:list-level-style-bullet>
          <text:list-level-style-bullet text:level="5" text:bullet-char="»">
            <style:list-level-properties text:space-before="23.199cm"/>
            <style:text-properties style:font-name="Times" fo:color="#000000" fo:font-size="100%"/>
          </text:list-level-style-bullet>
          <text:list-level-style-bullet text:level="6" text:bullet-char="»">
            <style:list-level-properties text:space-before="23.199cm"/>
            <style:text-properties style:font-name="Times" fo:color="#000000" fo:font-size="100%"/>
          </text:list-level-style-bullet>
          <text:list-level-style-bullet text:level="7" text:bullet-char="»">
            <style:list-level-properties text:space-before="23.199cm"/>
            <style:text-properties style:font-name="Times" fo:color="#000000" fo:font-size="100%"/>
          </text:list-level-style-bullet>
          <text:list-level-style-bullet text:level="8" text:bullet-char="»">
            <style:list-level-properties text:space-before="23.199cm"/>
            <style:text-properties style:font-name="Times" fo:color="#000000" fo:font-size="100%"/>
          </text:list-level-style-bullet>
          <text:list-level-style-bullet text:level="9" text:bullet-char="»">
            <style:list-level-properties text:space-before="23.199cm"/>
            <style:text-properties style:font-name="Times"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tab-stops>
          <style:tab-stop style:position="0cm"/>
          <style:tab-stop style:position="11.597cm"/>
          <style:tab-stop style:position="23.195cm"/>
        </style:tab-stops>
      </style:paragraph-properties>
      <style:text-properties fo:color="#000000" style:text-outline="false" style:text-line-through-style="none" style:text-line-through-type="none" style:text-position="0% 100%" style:font-name="Times" fo:font-family="Times" style:font-family-generic="roman" style:font-pitch="variable" fo:font-size="146pt" fo:font-style="normal" fo:text-shadow="none" style:text-underline-style="none" fo:font-weight="normal" style:font-name-asian="MS Gothic" style:font-family-asian="'MS Gothic'" style:font-family-generic-asian="system" style:font-pitch-asian="variable" style:font-size-asian="146pt" style:font-style-asian="normal" style:font-weight-asian="normal" style:font-name-complex="Lucidasans" style:font-family-complex="Lucidasans" style:font-family-generic-complex="system" style:font-pitch-complex="variable" style:font-size-complex="146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Arial Black1" fo:color="#0093d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70%" fo:text-align="start" fo:text-indent="0cm" style:punctuation-wrap="hanging" style:line-break="strict" style:writing-mode="lr-tb">
        <style:tab-stops>
          <style:tab-stop style:position="0cm"/>
          <style:tab-stop style:position="11.597cm"/>
          <style:tab-stop style:position="23.195cm"/>
        </style:tab-stops>
      </style:paragraph-properties>
      <style:text-properties fo:color="#0093d3" style:text-outline="false" style:text-line-through-style="none" style:text-line-through-type="none" style:text-position="0% 100%" style:font-name="Arial Black1" fo:font-family="'Arial Black'" style:font-family-generic="swiss" style:font-pitch="variable" fo:font-size="150pt" fo:font-style="normal" fo:text-shadow="none" style:text-underline-style="none" fo:font-weight="normal" style:font-name-asian="MS Gothic" style:font-family-asian="'MS Gothic'" style:font-family-generic-asian="system" style:font-pitch-asian="variable" style:font-size-asian="150pt" style:font-style-asian="normal" style:font-weight-asian="normal" style:font-name-complex="Lucidasans" style:font-family-complex="Lucidasans" style:font-family-generic-complex="system" style:font-pitch-complex="variable" style:font-size-complex="15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8.43cm" fo:page-height="40.73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2.036cm"/>
    </style:style>
    <style:style style:name="Mgr2" style:family="graphic" style:parent-style-name="standard">
      <style:graphic-properties draw:stroke="none" draw:fill="none" draw:fill-color="#ffffff" draw:textarea-vertical-align="bottom" draw:auto-grow-height="false" fo:min-height="2.036cm"/>
    </style:style>
    <style:style style:name="Mgr3" style:family="graphic" style:parent-style-name="standard">
      <style:graphic-properties draw:stroke="solid" svg:stroke-width="0.02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graphic-properties draw:stroke="none" draw:fill="none" draw:fill-color="#bbe0e3" draw:textarea-horizontal-align="justify" draw:textarea-vertical-align="top" draw:auto-grow-height="false" draw:auto-grow-width="false" fo:min-height="2.039cm" fo:min-width="0cm" fo:padding-top="0.045cm" fo:padding-bottom="0.045cm" fo:padding-left="0.089cm" fo:padding-right="0.089cm" fo:wrap-option="wrap" draw:shadow="hidden" draw:shadow-color="#808080"/>
    </style:style>
    <style:style style:name="Mpr2" style:family="presentation" style:parent-style-name="Standard-backgroundobjects">
      <style:graphic-properties draw:stroke="none" draw:fill="none" draw:fill-color="#bbe0e3" draw:textarea-horizontal-align="justify" draw:textarea-vertical-align="bottom" draw:auto-grow-height="false" draw:auto-grow-width="false" fo:min-height="2.048cm" fo:min-width="0cm" fo:padding-top="0.045cm" fo:padding-bottom="0.045cm" fo:padding-left="0.089cm" fo:padding-right="0.08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text-align="center" style:writing-mode="lr-tb"/>
      <style:text-properties fo:font-size="24pt"/>
    </style:style>
    <style:style style:name="MP5" style:family="paragraph">
      <style:paragraph-properties fo:text-align="center"/>
    </style:style>
    <style:style style:name="MP6" style:family="paragraph">
      <style:paragraph-properties fo:margin-left="0cm" fo:margin-right="0cm" fo:text-indent="0cm" style:writing-mode="lr-tb"/>
    </style:style>
    <style:style style:name="MP7"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4pt" fo:language="de" fo:country="DE" style:font-size-asian="4pt" style:font-size-complex="4pt"/>
    </style:style>
    <text:list-style style:name="ML1">
      <text:list-level-style-bullet text:level="1" text:bullet-char="•">
        <style:list-level-properties/>
        <style:text-properties style:font-name="Times" fo:color="#000000"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185cm" svg:height="7.331cm" svg:x="5.225cm" svg:y="5.701cm" draw:page-number="1"/>
      <draw:page-thumbnail draw:layer="backgroundobjects" svg:width="5.185cm" svg:height="7.331cm" svg:x="18.018cm" svg:y="5.701cm"/>
      <draw:page-thumbnail draw:layer="backgroundobjects" svg:width="5.185cm" svg:height="7.331cm" svg:x="5.225cm" svg:y="16.698cm"/>
      <draw:page-thumbnail draw:layer="backgroundobjects" svg:width="5.185cm" svg:height="7.331cm" svg:x="18.018cm" svg:y="16.698cm"/>
      <draw:page-thumbnail draw:layer="backgroundobjects" svg:width="5.185cm" svg:height="7.331cm" svg:x="5.225cm" svg:y="27.695cm"/>
      <draw:page-thumbnail draw:layer="backgroundobjects" svg:width="5.185cm" svg:height="7.331cm" svg:x="18.018cm" svg:y="27.695cm"/>
      <draw:frame draw:style-name="Mgr1" draw:text-style-name="MP1" draw:layer="backgroundobjects" svg:width="12.337cm" svg:height="2.035cm" svg:x="0cm" svg:y="0cm" presentation:class="header">
        <draw:text-box>
          <text:p text:style-name="MP1"><text:span text:style-name="MT1"><presentation:header/></text:span></text:p>
        </draw:text-box>
      </draw:frame>
      <draw:frame draw:style-name="Mgr1" draw:text-style-name="MP2" draw:layer="backgroundobjects" svg:width="12.337cm" svg:height="2.035cm" svg:x="16.092cm" svg:y="0cm" presentation:class="date-time">
        <draw:text-box>
          <text:p text:style-name="MP2"><text:span text:style-name="MT1"><presentation:date-time/></text:span></text:p>
        </draw:text-box>
      </draw:frame>
      <draw:frame draw:style-name="Mgr2" draw:text-style-name="MP1" draw:layer="backgroundobjects" svg:width="12.337cm" svg:height="2.035cm" svg:x="0cm" svg:y="38.694cm" presentation:class="footer">
        <draw:text-box>
          <text:p text:style-name="MP1"><text:span text:style-name="MT1"><presentation:footer/></text:span></text:p>
        </draw:text-box>
      </draw:frame>
      <draw:frame draw:style-name="Mgr2" draw:text-style-name="MP2" draw:layer="backgroundobjects" svg:width="12.337cm" svg:height="2.035cm" svg:x="16.092cm" svg:y="38.694cm" presentation:class="page-number">
        <draw:text-box>
          <text:p text:style-name="MP2"><text:span text:style-name="MT1"><text:page-number>&lt;number&gt;</text:page-number></text:span></text:p>
        </draw:text-box>
      </draw:frame>
    </style:handout-master>
    <style:master-page style:name="Standard" style:page-layout-name="PM1" draw:style-name="Mdp1">
      <draw:custom-shape draw:style-name="Mgr3" draw:text-style-name="MP3" draw:layer="backgroundobjects" svg:width="73.788cm" svg:height="88.834cm" svg:x="5.098cm" svg:y="17.202cm">
        <text:p/>
        <draw:enhanced-geometry svg:viewBox="0 0 21600 21600" draw:type="rectangle" draw:enhanced-path="M 0 0 L 21600 0 21600 21600 0 21600 0 0 Z N"/>
      </draw:custom-shape>
      <draw:frame draw:style-name="Mgr4" draw:text-style-name="MP4" draw:layer="backgroundobjects" svg:width="10.248cm" svg:height="10.248cm" svg:x="68.642cm" svg:y="4.842cm">
        <draw:image xlink:href="Pictures/2000000A0000D7630000D76300D93E13.wmf" xlink:type="simple" xlink:show="embed" xlink:actuate="onLoad">
          <text:p/>
        </draw:image>
      </draw:frame>
      <presentation:notes style:page-layout-name="PM0">
        <draw:rect draw:style-name="Mgr5" draw:text-style-name="MP5" draw:layer="backgroundobjects" svg:width="28.43cm" svg:height="40.73cm" svg:x="0cm" svg:y="0cm">
          <text:p/>
        </draw:rect>
        <draw:frame presentation:style-name="Mpr1" draw:text-style-name="MP6" draw:layer="backgroundobjects" svg:width="12.321cm" svg:height="2.038cm" svg:x="-0.001cm" svg:y="-0.001cm" presentation:class="header">
          <draw:text-box>
            <text:p text:style-name="MP6"><text:span text:style-name="MT2"><presentation:header/></text:span></text:p>
          </draw:text-box>
        </draw:frame>
        <draw:frame presentation:style-name="Mpr1" draw:text-style-name="MP7" draw:layer="backgroundobjects" svg:width="12.316cm" svg:height="2.038cm" svg:x="16.1cm" svg:y="-0.001cm" presentation:class="date-time">
          <draw:text-box>
            <text:p text:style-name="MP7"><text:span text:style-name="MT2"><presentation:date-time/></text:span></text:p>
          </draw:text-box>
        </draw:frame>
        <draw:page-thumbnail presentation:style-name="Standard-title" draw:layer="backgroundobjects" svg:width="10.795cm" svg:height="66.936cm" svg:x="8.818cm" svg:y="-22.776cm" presentation:class="page"/>
        <draw:frame presentation:style-name="Standard-notes" draw:layer="backgroundobjects" svg:width="22.737cm" svg:height="18.324cm" svg:x="2.843cm" svg:y="19.344cm" presentation:class="notes" presentation:placeholder="true">
          <draw:text-box/>
        </draw:frame>
        <draw:frame presentation:style-name="Mpr2" draw:text-style-name="MP6" draw:layer="backgroundobjects" svg:width="12.321cm" svg:height="2.047cm" svg:x="-0.001cm" svg:y="38.677cm" presentation:class="footer">
          <draw:text-box>
            <text:p text:style-name="MP6"><text:span text:style-name="MT2"><presentation:footer/></text:span></text:p>
          </draw:text-box>
        </draw:frame>
        <draw:frame presentation:style-name="Mpr2" draw:text-style-name="MP7" draw:layer="backgroundobjects" svg:width="12.316cm" svg:height="2.047cm" svg:x="16.1cm" svg:y="38.677cm" presentation:class="page-number">
          <draw:text-box>
            <text:p text:style-name="MP7"><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dc:title>Folie 1</dc:title>
    <meta:initial-creator>Christian Mrotzek</meta:initial-creator>
    <meta:creation-date>2008-04-03T16:42:31</meta:creation-date>
    <dc:creator>Sebastian Böser</dc:creator>
    <dc:date>2008-04-08T14:27:04</dc:date>
    <meta:print-date>2006-11-07T08:53:55</meta:print-date>
    <meta:editing-cycles>4</meta:editing-cycles>
    <meta:editing-duration>PT23H0M0S</meta:editing-duration>
    <meta:document-statistic meta:object-count="69"/>
    <meta:user-defined meta:name="Info 1"/>
    <meta:user-defined meta:name="Info 2"/>
    <meta:user-defined meta:name="Info 3"/>
    <meta:user-defined meta:name="Info 4"/>
  </office:meta>
</office:document-meta>
</file>